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d1ad" officeooo:paragraph-rsid="001ed1ad"/>
    </style:style>
    <style:style style:name="P2" style:family="paragraph" style:parent-style-name="Standard">
      <style:paragraph-properties fo:text-align="center" style:justify-single-word="false"/>
      <style:text-properties officeooo:rsid="001ed1ad" officeooo:paragraph-rsid="001ed1ad"/>
    </style:style>
    <style:style style:name="P3" style:family="paragraph" style:parent-style-name="Standard">
      <style:text-properties officeooo:rsid="001f917d" officeooo:paragraph-rsid="001f917d"/>
    </style:style>
    <style:style style:name="P4" style:family="paragraph" style:parent-style-name="Standard">
      <style:text-properties officeooo:rsid="001f917d" officeooo:paragraph-rsid="0022a1ad"/>
    </style:style>
    <style:style style:name="P5" style:family="paragraph" style:parent-style-name="Standard">
      <style:text-properties officeooo:rsid="001f917d" officeooo:paragraph-rsid="0024bf4a"/>
    </style:style>
    <style:style style:name="P6" style:family="paragraph" style:parent-style-name="Standard">
      <style:text-properties officeooo:rsid="001f917d" officeooo:paragraph-rsid="002680d4"/>
    </style:style>
    <style:style style:name="P7" style:family="paragraph" style:parent-style-name="Standard">
      <style:text-properties officeooo:rsid="001f917d" officeooo:paragraph-rsid="00223816"/>
    </style:style>
    <style:style style:name="P8" style:family="paragraph" style:parent-style-name="Standard">
      <style:text-properties officeooo:rsid="001f917d" officeooo:paragraph-rsid="002c0514"/>
    </style:style>
    <style:style style:name="P9" style:family="paragraph" style:parent-style-name="Standard">
      <style:text-properties officeooo:rsid="00223816" officeooo:paragraph-rsid="002484a3"/>
    </style:style>
    <style:style style:name="P10" style:family="paragraph" style:parent-style-name="Standard">
      <style:text-properties officeooo:rsid="00223816" officeooo:paragraph-rsid="0024bf4a"/>
    </style:style>
    <style:style style:name="P11" style:family="paragraph" style:parent-style-name="Standard">
      <style:text-properties officeooo:rsid="00223816" officeooo:paragraph-rsid="00355c52"/>
    </style:style>
    <style:style style:name="P12" style:family="paragraph" style:parent-style-name="Standard">
      <style:text-properties officeooo:rsid="002484a3" officeooo:paragraph-rsid="002484a3"/>
    </style:style>
    <style:style style:name="P13" style:family="paragraph" style:parent-style-name="Standard">
      <style:text-properties officeooo:rsid="00286f8e" officeooo:paragraph-rsid="00286f8e"/>
    </style:style>
    <style:style style:name="P14" style:family="paragraph" style:parent-style-name="Standard">
      <style:text-properties officeooo:rsid="0029f8f1" officeooo:paragraph-rsid="0029f8f1"/>
    </style:style>
    <style:style style:name="P15" style:family="paragraph" style:parent-style-name="Standard">
      <style:text-properties officeooo:rsid="0029f8f1" officeooo:paragraph-rsid="002be794"/>
    </style:style>
    <style:style style:name="P16" style:family="paragraph" style:parent-style-name="Standard">
      <style:text-properties fo:font-style="italic" officeooo:rsid="002fbf7b" officeooo:paragraph-rsid="002fbf7b" style:font-style-asian="italic" style:font-style-complex="italic"/>
    </style:style>
    <style:style style:name="P17" style:family="paragraph" style:parent-style-name="Standard">
      <style:text-properties officeooo:rsid="00304b30" officeooo:paragraph-rsid="00304b30"/>
    </style:style>
    <style:style style:name="P18" style:family="paragraph" style:parent-style-name="Standard">
      <style:text-properties officeooo:rsid="0031fa6f" officeooo:paragraph-rsid="0031fa6f"/>
    </style:style>
    <style:style style:name="P19" style:family="paragraph" style:parent-style-name="Standard">
      <style:text-properties officeooo:rsid="0033ef57" officeooo:paragraph-rsid="0033ef57"/>
    </style:style>
    <style:style style:name="P20" style:family="paragraph" style:parent-style-name="Standard">
      <style:text-properties officeooo:rsid="00355c52" officeooo:paragraph-rsid="00355c52"/>
    </style:style>
    <style:style style:name="P21" style:family="paragraph" style:parent-style-name="Standard">
      <style:text-properties officeooo:rsid="00286f8e" officeooo:paragraph-rsid="0037289a"/>
    </style:style>
    <style:style style:name="P22" style:family="paragraph" style:parent-style-name="Heading_20_3">
      <style:paragraph-properties fo:break-before="page"/>
    </style:style>
    <style:style style:name="T1" style:family="text">
      <style:text-properties officeooo:rsid="001f917d"/>
    </style:style>
    <style:style style:name="T2" style:family="text">
      <style:text-properties officeooo:rsid="00205343"/>
    </style:style>
    <style:style style:name="T3" style:family="text">
      <style:text-properties officeooo:rsid="0020e3ad"/>
    </style:style>
    <style:style style:name="T4" style:family="text">
      <style:text-properties fo:font-style="italic" officeooo:rsid="0020e3ad" style:font-style-asian="italic" style:font-style-complex="italic"/>
    </style:style>
    <style:style style:name="T5" style:family="text">
      <style:text-properties fo:font-style="italic" officeooo:rsid="0022a1ad" style:font-style-asian="italic" style:font-style-complex="italic"/>
    </style:style>
    <style:style style:name="T6" style:family="text">
      <style:text-properties officeooo:rsid="0022a1ad"/>
    </style:style>
    <style:style style:name="T7" style:family="text">
      <style:text-properties officeooo:rsid="0023b29b"/>
    </style:style>
    <style:style style:name="T8" style:family="text">
      <style:text-properties style:text-position="sub 58%"/>
    </style:style>
    <style:style style:name="T9" style:family="text">
      <style:text-properties style:text-position="sub 58%" officeooo:rsid="0023b29b"/>
    </style:style>
    <style:style style:name="T10" style:family="text">
      <style:text-properties style:text-position="sub 58%" officeooo:rsid="002484a3"/>
    </style:style>
    <style:style style:name="T11" style:family="text">
      <style:text-properties officeooo:rsid="002484a3"/>
    </style:style>
    <style:style style:name="T12" style:family="text">
      <style:text-properties style:text-position="0% 100%" officeooo:rsid="0023b29b"/>
    </style:style>
    <style:style style:name="T13" style:family="text">
      <style:text-properties style:text-position="0% 100%" officeooo:rsid="002484a3"/>
    </style:style>
    <style:style style:name="T14" style:family="text">
      <style:text-properties officeooo:rsid="0024bf4a"/>
    </style:style>
    <style:style style:name="T15" style:family="text">
      <style:text-properties style:text-position="super 58%"/>
    </style:style>
    <style:style style:name="T16" style:family="text">
      <style:text-properties style:text-position="super 58%" officeooo:rsid="0023b29b"/>
    </style:style>
    <style:style style:name="T17" style:family="text">
      <style:text-properties style:text-position="super 58%" officeooo:rsid="002de752"/>
    </style:style>
    <style:style style:name="T18" style:family="text">
      <style:text-properties style:text-position="super 58%" officeooo:rsid="002484a3"/>
    </style:style>
    <style:style style:name="T19" style:family="text">
      <style:text-properties officeooo:rsid="0029f8f1"/>
    </style:style>
    <style:style style:name="T20" style:family="text">
      <style:text-properties officeooo:rsid="002be794"/>
    </style:style>
    <style:style style:name="T21" style:family="text">
      <style:text-properties officeooo:rsid="002de752"/>
    </style:style>
    <style:style style:name="T22" style:family="text">
      <style:text-properties officeooo:rsid="002fbf7b"/>
    </style:style>
    <style:style style:name="T23" style:family="text">
      <style:text-properties officeooo:rsid="0033ef57"/>
    </style:style>
    <style:style style:name="T24" style:family="text">
      <style:text-properties fo:font-size="8pt" style:font-size-asian="8pt" style:font-size-complex="8pt"/>
    </style:style>
    <style:style style:name="T25" style:family="text">
      <style:text-properties officeooo:rsid="00355c52"/>
    </style:style>
    <style:style style:name="T26" style:family="text">
      <style:text-properties officeooo:rsid="003728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biguous Probability<text:line-break/>of Random String Optimization</text:p>
      <text:p text:style-name="P2">by Sven Nilsen, 2019</text:p>
      <text:p text:style-name="P1"/>
      <text:p text:style-name="P16">In this paper I argue that random string optimization is not sufficient for general problem solving.</text:p>
      <text:p text:style-name="P1"/>
      <text:p text:style-name="P1">With infinite computing capacity, it would be possible to solve problems by generating random strings and evaluate them to <text:span text:style-name="T22">computationally </text:span>mine desired knowledge. Random strings combined with infinite computing capacity can be used to construct a general problem solver<text:span text:style-name="T15"><text:reference-ref text:reference-format="text" text:ref-name="1">[1]</text:reference-ref></text:span>. The reason this kind of general problem solver is not practical, is because in most cases random strings fail to meet criteria. Infinite computing capacity is required to overcome the low probability of some string satisfying the criteria.</text:p>
      <text:p text:style-name="P1"/>
      <text:p text:style-name="P1"><text:span text:style-name="T3">A</text:span> natural question to ask: <text:span text:style-name="T3">Can</text:span> a practical general problem solver be constructed by reducing the number of cases <text:span text:style-name="T1">where random strings fail to meet criteria?</text:span></text:p>
      <text:p text:style-name="P1"/>
      <text:p text:style-name="P3"><text:span text:style-name="T7">Reformulation: </text:span>Random string optimization means that a generator is optimized for outputting strings that succeed to satisfy some criteria with high probability.</text:p>
      <text:p text:style-name="P3"/>
      <text:p text:style-name="P5">At first sight, it seems that this reformulation of the problem is <text:span text:style-name="T21">sound</text:span>. It turns out that this is not the case. The reason is that measuring the probability of success is ambiguous <text:span text:style-name="T7">over diversity. With infinite computing capacity, the diversity of successful strings are preserved, but this is not necessarily true for bounded computing capacity. A full specification of criteria is practically impossible.</text:span></text:p>
      <text:p text:style-name="P3"/>
      <text:p text:style-name="P10">A practical general problem solver can <text:span text:style-name="T22">be </text:span>constructed by <text:span text:style-name="T6">random string optimization, if the measured probability of success is not extremely ambiguous over the diversity. This is because generators of low diversity are easier to construct and therefore much more probable under general optimization. Low diversity generators alone makes general problem solving impossible. </text:span>One can think about <text:span text:style-name="T21">diversity</text:span> as a more detailed specification of success, but which is usually impractical to compute.</text:p>
      <text:p text:style-name="P9"/>
      <text:p text:style-name="P12">Definition:</text:p>
      <text:p text:style-name="P3"/>
      <text:p text:style-name="P3"><text:tab/>x : [probability_success] p ∧ <text:span text:style-name="T3">[diversity] v<text:tab/><text:tab/><text:tab/><text:tab/>Talking about generator `x`</text:span></text:p>
      <text:p text:style-name="P3"/>
      <text:p text:style-name="P3"><text:tab/><text:span text:style-name="T14">generator : () → str<text:tab/><text:tab/><text:tab/><text:tab/><text:tab/><text:tab/><text:tab/>Non-deterministic generator</text:span></text:p>
      <text:p text:style-name="P3"><text:tab/>probability_success : <text:span text:style-name="T3">generator</text:span> → prob</text:p>
      <text:p text:style-name="P3"><text:tab/><text:span text:style-name="T21">diversity : generator → prob</text:span></text:p>
      <text:p text:style-name="P3"/>
      <text:p text:style-name="P6"><text:tab/><text:span text:style-name="T11">probability_success &lt;=&gt; \(g) = ∑ s</text:span><text:span text:style-name="T10">i</text:span><text:span text:style-name="T11"> : ∃g ∧ success { (∃</text:span><text:span text:style-name="T10">p</text:span><text:span text:style-name="T11">g)(s</text:span><text:span text:style-name="T10">i</text:span><text:span text:style-name="T11">) } / ∑ s</text:span><text:span text:style-name="T10">i</text:span><text:span text:style-name="T11"> : ∃g { (∃</text:span><text:span text:style-name="T10">p</text:span><text:span text:style-name="T11">g)(s</text:span><text:span text:style-name="T10">i</text:span><text:span text:style-name="T11">) }</text:span></text:p>
      <text:p text:style-name="P8"><text:tab/><text:span text:style-name="T21">diversity := \(g) = 1 – sqrt(1/2 ∑ s</text:span><text:span text:style-name="T9">i</text:span><text:span text:style-name="T12"> : </text:span><text:span text:style-name="T13">str</text:span><text:span text:style-name="T7"> { ( dd(s</text:span><text:span text:style-name="T9">i</text:span><text:span text:style-name="T7">) – sg(g)(s</text:span><text:span text:style-name="T9">i</text:span><text:span text:style-name="T7">) )</text:span><text:span text:style-name="T16">2</text:span><text:span text:style-name="T12"> </text:span><text:span text:style-name="T7">})</text:span></text:p>
      <text:p text:style-name="P3"/>
      <text:p text:style-name="P3"><text:tab/><text:span text:style-name="T14">success : str → bool<text:tab/><text:tab/><text:tab/><text:tab/><text:tab/><text:tab/><text:tab/>Successful string</text:span></text:p>
      <text:p text:style-name="P5"><text:tab/><text:span text:style-name="T11">sg : generator → str → prob<text:tab/><text:tab/><text:tab/><text:tab/><text:tab/><text:tab/>Successfully generated string</text:span></text:p>
      <text:p text:style-name="P5"><text:tab/><text:span text:style-name="T11">dd : str → prob<text:tab/><text:tab/><text:tab/><text:tab/><text:tab/><text:tab/><text:tab/>Desired distribution</text:span></text:p>
      <text:p text:style-name="P3"/>
      <text:p text:style-name="P6"><text:tab/><text:span text:style-name="T11">sg := \(g) = \(s) = if (∃g)(s) ∧ success(s) { (∃</text:span><text:span text:style-name="T10">p</text:span><text:span text:style-name="T11">g)(s) } else { 0 }</text:span></text:p>
      <text:p text:style-name="P3"><text:soft-page-break/></text:p>
      <text:p text:style-name="P21">The expression `<text:span text:style-name="T11">s</text:span><text:span text:style-name="T10">i</text:span><text:span text:style-name="T11"> : ∃g ∧ success</text:span>` means “successful strings generated by `g`”.<text:line-break/>The expression `<text:span text:style-name="T11">(∃</text:span><text:span text:style-name="T10">p</text:span><text:span text:style-name="T11">g)(s</text:span><text:span text:style-name="T10">i</text:span><text:span text:style-name="T11">)</text:span>` means the probability that `g` outputs `s<text:span text:style-name="T8">i</text:span>`.</text:p>
      <text:p text:style-name="P11"/>
      <text:p text:style-name="P11">Here, `<text:span text:style-name="T21">diversity</text:span>` <text:span text:style-name="T21">uses the definition of partial diversity</text:span><text:span text:style-name="T17"><text:reference-ref text:reference-format="text" text:ref-name="2">[2]</text:reference-ref></text:span><text:span text:style-name="T21"> and</text:span> <text:span text:style-name="T19">measures the match</text:span> of an unknown desired probability distribution <text:span text:style-name="T11">`dd`</text:span> with successful<text:span text:style-name="T11">ly generated</text:span> strings <text:span text:style-name="T11">`sg`</text:span>. <text:span text:style-name="T11">`(∃g)(s)` means that the existential path</text:span><text:span text:style-name="T18"><text:reference-ref text:reference-format="text" text:ref-name="3">[3]</text:reference-ref></text:span><text:span text:style-name="T11"> (co-domain) of `g` contains `s`. </text:span>If the <text:span text:style-name="T21">diversity</text:span> is close to zero, the generator returns few strings or just a single output string. If the <text:span text:style-name="T21">diversity</text:span> is one, the generator is perfect.</text:p>
      <text:p text:style-name="P11"/>
      <text:p text:style-name="P14">The definition of `probability_success` is more general than it needs to be in this case.</text:p>
      <text:p text:style-name="P13">Since the trivial path<text:span text:style-name="T15"><text:reference-ref text:reference-format="text" text:ref-name="4">[4]</text:reference-ref></text:span> `∀g` of `g` is `\(_ : ()) = true`, one can replace `<text:span text:style-name="T11">∑ s</text:span><text:span text:style-name="T10">i</text:span><text:span text:style-name="T11"> : ∃g { (∃</text:span><text:span text:style-name="T10">p</text:span><text:span text:style-name="T11">g)(s</text:span><text:span text:style-name="T10">i</text:span><text:span text:style-name="T11">) }</text:span>` with `1`.</text:p>
      <text:p text:style-name="P17">However, the definition is nice to keep for easier generalization to generators that receive inputs.</text:p>
      <text:p text:style-name="P9"/>
      <text:p text:style-name="P15">Probabilistic <text:span text:style-name="T25">existential </text:span>paths<text:span text:style-name="T15"><text:reference-ref text:reference-format="text" text:ref-name="5">[5]</text:reference-ref></text:span> <text:span text:style-name="T20">`∃</text:span><text:span text:style-name="T10">p</text:span><text:span text:style-name="T11">g`</text:span> <text:span text:style-name="T20">are assuming finite types, while `str` is infinite. The notation here assumes that `dd` assigns non-zero probability to a finite set of strings, while zero probability is assigned for the rest of strings. It is also assumed that the generator outputs a finite set of strings. In practice, this works for infinite sets too when probabilities are estimated by sampling.</text:span></text:p>
      <text:p text:style-name="P7"/>
      <text:p text:style-name="P4">For every `x` <text:span text:style-name="T26">generator</text:span> with high probability of success, there <text:span text:style-name="T5">usually</text:span> exist<text:span text:style-name="T6">s</text:span> another `<text:span text:style-name="T26">y</text:span>` <text:span text:style-name="T26">generator</text:span> with same <text:span text:style-name="T6">or similar</text:span> probability of success, but with higher <text:span text:style-name="T2">output diversity</text:span>.</text:p>
      <text:p text:style-name="P4"/>
      <text:p text:style-name="P4"><text:span text:style-name="T3">Formally, the following is </text:span><text:span text:style-name="T4">almost</text:span><text:span text:style-name="T3"> true:</text:span></text:p>
      <text:p text:style-name="P3"/>
      <text:p text:style-name="P3"><text:tab/>∀ <text:span text:style-name="T3">x { ∃ y { probability_success(x) ~= probability_success(y) ∧ diversity(x) &lt; diversity(y) } }</text:span></text:p>
      <text:p text:style-name="P3"/>
      <text:p text:style-name="P4">Th<text:span text:style-name="T3">is holds for </text:span><text:span text:style-name="T4">most</text:span><text:span text:style-name="T3"> probability distributions of diversity and for </text:span><text:span text:style-name="T4">most</text:span><text:span text:style-name="T3"> measured probability of success.</text:span></text:p>
      <text:p text:style-name="P4"/>
      <text:p text:style-name="P4"><text:span text:style-name="T3">Therefore, </text:span><text:span text:style-name="T4">most</text:span><text:span text:style-name="T3"> generators with high probability of success operate in environments where the measured probability of success is ambiguous over diversity.</text:span></text:p>
      <text:p text:style-name="P4"/>
      <text:p text:style-name="P17">Considering that low diversity generators are easier to construct with high success probability, it might mean that probability <text:span text:style-name="T23">of success</text:span> is extremely ambiguous over diversity in most cases. As a result, an optimizer not programmed to approximate diversity will fail to generate solvers for general problems.</text:p>
      <text:p text:style-name="P17"/>
      <text:p text:style-name="P18">One way to solve this is to build semantics of diversity directly into the `success` function.<text:line-break/>A string might be successful if <text:span text:style-name="T23">lots of other strings, that are</text:span> successful, gets generated by the generator.</text:p>
      <text:p text:style-name="P18"/>
      <text:p text:style-name="P18">Or, one could try heuristics that require the generator to output a certain amount of diversity irrespective of whether the strings are successful or not. <text:span text:style-name="T23">By selecting generators under this criteria by high probability of success, the generators selected will likely output a somewhat diverse set of strings.</text:span></text:p>
      <text:h text:style-name="P22" text:outline-level="3">References:</text:h>
      <text:p text:style-name="P17"/>
      <text:p text:style-name="P19"><text:reference-mark-start text:name="1"/>[1]<text:reference-mark-end text:name="1"/><text:tab/>“Solver”</text:p>
      <text:p text:style-name="P19"><text:tab/>Wikipedia</text:p>
      <text:p text:style-name="P19"><text:tab/><text:a xlink:type="simple" xlink:href="https://en.wikipedia.org/wiki/Solver" text:style-name="Internet_20_link" text:visited-style-name="Visited_20_Internet_20_Link"><text:span text:style-name="T24">https://en.wikipedia.org/wiki/Solver</text:span></text:a></text:p>
      <text:p text:style-name="P19"/>
      <text:p text:style-name="P20"><text:reference-mark-start text:name="2"/>[2]<text:reference-mark-end text:name="2"/><text:tab/>“Partial Diversity”</text:p>
      <text:p text:style-name="P20"><text:tab/>Sven Nilsen, 2019</text:p>
      <text:p text:style-name="P20"><text:tab/><text:a xlink:type="simple" xlink:href="https://github.com/advancedresearch/path_semantics/blob/master/papers-wip/partial-diversity.pdf" text:style-name="Internet_20_link" text:visited-style-name="Visited_20_Internet_20_Link"><text:span text:style-name="T24">https://github.com/advancedresearch/path_semantics/blob/master/papers-wip/partial-diversity.pdf</text:span></text:a></text:p>
      <text:p text:style-name="P20"/>
      <text:p text:style-name="P20"><text:reference-mark-start text:name="3"/>[3]<text:reference-mark-end text:name="3"/><text:tab/>“Existential Paths”</text:p>
      <text:p text:style-name="P20"><text:tab/>Sven Nilsen, 2017</text:p>
      <text:p text:style-name="P20"><text:tab/><text:a xlink:type="simple" xlink:href="https://github.com/advancedresearch/path_semantics/blob/master/papers-wip/existential-paths.pdf" text:style-name="Internet_20_link" text:visited-style-name="Visited_20_Internet_20_Link"><text:span text:style-name="T24">https://github.com/advancedresearch/path_semantics/blob/master/papers-wip/existential-paths.pdf</text:span></text:a></text:p>
      <text:p text:style-name="P20"/>
      <text:p text:style-name="P20"><text:reference-mark-start text:name="4"/>[4]<text:reference-mark-end text:name="4"/><text:tab/>“Constrained Functions”</text:p>
      <text:p text:style-name="P20"><text:tab/>Sven Nilsen, 2017</text:p>
      <text:p text:style-name="P20"><text:tab/><text:a xlink:type="simple" xlink:href="https://github.com/advancedresearch/path_semantics/blob/master/papers-wip/constrained-functions.pdf" text:style-name="Internet_20_link" text:visited-style-name="Visited_20_Internet_20_Link"><text:span text:style-name="T24">https://github.com/advancedresearch/path_semantics/blob/master/papers-wip/constrained-functions.pdf</text:span></text:a></text:p>
      <text:p text:style-name="P20"/>
      <text:p text:style-name="P20"><text:reference-mark-start text:name="5"/>[5]<text:reference-mark-end text:name="5"/><text:tab/>“Probabilistic Existential Paths”</text:p>
      <text:p text:style-name="P20"><text:tab/>Sven Nilsen, 2017</text:p>
      <text:p text:style-name="P20"><text:tab/><text:a xlink:type="simple" xlink:href="https://github.com/advancedresearch/path_semantics/blob/master/papers-wip/probabilistic-existential-paths.pdf" text:style-name="Internet_20_link" text:visited-style-name="Visited_20_Internet_20_Link"><text:span text:style-name="T24">https://github.com/advancedresearch/path_semantics/blob/master/papers-wip/probabilistic-existential-paths.pdf</text:span></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6:15:12.285770000</meta:creation-date>
    <dc:date>2019-08-14T00:50:29.240385000</dc:date>
    <meta:editing-duration>PT8M42S</meta:editing-duration>
    <meta:editing-cycles>2</meta:editing-cycles>
    <meta:generator>LibreOffice/5.1.2.2$MacOSX_X86_64 LibreOffice_project/d3bf12ecb743fc0d20e0be0c58ca359301eb705f</meta:generator>
    <meta:document-statistic meta:table-count="0" meta:image-count="0" meta:object-count="0" meta:page-count="3" meta:paragraph-count="49" meta:word-count="844" meta:character-count="5806" meta:non-whitespace-character-count="4962"/>
  </office:meta>
</office:document-meta>
</file>